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07520" officeooo:paragraph-rsid="00007520" style:font-weight-asian="bold" style:font-weight-complex="bold"/>
    </style:style>
    <style:style style:name="P2" style:family="paragraph" style:parent-style-name="Standard">
      <style:text-properties fo:font-weight="normal" officeooo:rsid="00007520" officeooo:paragraph-rsid="00007520" style:font-weight-asian="normal" style:font-weight-complex="normal"/>
    </style:style>
    <style:style style:name="P3" style:family="paragraph" style:parent-style-name="Standard">
      <style:text-properties fo:font-weight="normal" officeooo:rsid="00024b4a" officeooo:paragraph-rsid="00024b4a" style:font-weight-asian="normal" style:font-weight-complex="normal"/>
    </style:style>
    <style:style style:name="P4" style:family="paragraph" style:parent-style-name="Standard">
      <style:text-properties fo:font-weight="normal" officeooo:rsid="00024b4a" officeooo:paragraph-rsid="0002c323" style:font-weight-asian="normal" style:font-weight-complex="normal"/>
    </style:style>
    <style:style style:name="P5" style:family="paragraph" style:parent-style-name="Standard">
      <style:text-properties fo:font-weight="normal" officeooo:rsid="00024b4a" officeooo:paragraph-rsid="0004589e" style:font-weight-asian="normal" style:font-weight-complex="normal"/>
    </style:style>
    <style:style style:name="P6" style:family="paragraph" style:parent-style-name="Standard">
      <style:text-properties fo:font-weight="normal" officeooo:rsid="00024b4a" officeooo:paragraph-rsid="00049c14" style:font-weight-asian="normal" style:font-weight-complex="normal"/>
    </style:style>
    <style:style style:name="P7" style:family="paragraph" style:parent-style-name="Standard">
      <style:text-properties fo:font-weight="normal" officeooo:rsid="0002c323" officeooo:paragraph-rsid="0002c323" style:font-weight-asian="normal" style:font-weight-complex="normal"/>
    </style:style>
    <style:style style:name="P8" style:family="paragraph" style:parent-style-name="Standard">
      <style:text-properties fo:font-weight="normal" officeooo:rsid="0002c323" officeooo:paragraph-rsid="00057d71" style:font-weight-asian="normal" style:font-weight-complex="normal"/>
    </style:style>
    <style:style style:name="P9" style:family="paragraph" style:parent-style-name="Standard">
      <style:text-properties fo:font-weight="normal" officeooo:rsid="0002c323" officeooo:paragraph-rsid="00082c39" style:font-weight-asian="normal" style:font-weight-complex="normal"/>
    </style:style>
    <style:style style:name="P10" style:family="paragraph" style:parent-style-name="Standard">
      <style:text-properties fo:font-weight="normal" officeooo:rsid="00057d71" officeooo:paragraph-rsid="00057d71" style:font-weight-asian="normal" style:font-weight-complex="normal"/>
    </style:style>
    <style:style style:name="T1" style:family="text">
      <style:text-properties fo:font-variant="normal" fo:text-transform="none" fo:color="#333333" loext:opacity="100%" style:font-name="Helvetica Neue" fo:font-size="10.5pt" fo:letter-spacing="normal" fo:font-style="normal"/>
    </style:style>
    <style:style style:name="T2" style:family="text">
      <style:text-properties fo:font-variant="normal" fo:text-transform="none" fo:color="#333333" loext:opacity="100%" style:font-name="Helvetica Neue" fo:font-size="10.5pt" fo:letter-spacing="normal" fo:font-style="normal" officeooo:rsid="0002c323"/>
    </style:style>
    <style:style style:name="T3" style:family="text">
      <style:text-properties fo:font-variant="normal" fo:text-transform="none" fo:color="#333333" loext:opacity="100%" style:font-name="Helvetica Neue" fo:font-size="10.5pt" fo:letter-spacing="normal" fo:font-style="normal" officeooo:rsid="0004589e"/>
    </style:style>
    <style:style style:name="T4" style:family="text">
      <style:text-properties fo:font-variant="normal" fo:text-transform="none" fo:color="#333333" loext:opacity="100%" style:font-name="Helvetica Neue" fo:font-size="10.5pt" fo:letter-spacing="normal" fo:font-style="normal" officeooo:rsid="00049c14"/>
    </style:style>
    <style:style style:name="T5" style:family="text">
      <style:text-properties fo:font-variant="normal" fo:text-transform="none" fo:color="#333333" loext:opacity="100%" style:font-name="Helvetica Neue" fo:font-size="10.5pt" fo:letter-spacing="normal" fo:font-style="normal" officeooo:rsid="00057d71"/>
    </style:style>
    <style:style style:name="T6" style:family="text">
      <style:text-properties fo:font-variant="normal" fo:text-transform="none" fo:color="#333333" loext:opacity="100%" style:font-name="Helvetica Neue" fo:font-size="10.5pt" fo:letter-spacing="normal" fo:font-style="normal" officeooo:rsid="0007a69a"/>
    </style:style>
    <style:style style:name="T7" style:family="text">
      <style:text-properties fo:font-variant="normal" fo:text-transform="none" fo:color="#333333" loext:opacity="100%" style:font-name="Helvetica Neue" fo:font-size="10.5pt" fo:letter-spacing="normal" fo:font-style="normal" officeooo:rsid="00082c39"/>
    </style:style>
    <style:style style:name="T8"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officeooo:rsid="0004589e" style:text-blinking="false" style:font-size-asian="12pt" style:font-size-complex="12pt" loext:padding="0cm" loext:border="none"/>
    </style:style>
    <style:style style:name="T9"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officeooo:rsid="002286dd" style:text-blinking="false" style:font-size-asian="12pt" style:font-size-complex="12pt"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sentation Ideas</text:p>
      <text:p text:style-name="P1"/>
      <text:p text:style-name="P2">Style: Satire/Comedy Corporate Ad</text:p>
      <text:p text:style-name="P2">Inspired by:</text:p>
      <text:p text:style-name="P2">- Los Pollos Hermanos Employee Training Videos (Breaking Bad/Better Call Saul)</text:p>
      <text:p text:style-name="P2">- thejuicemedia (Fake Government Ads)</text:p>
      <text:p text:style-name="P2"/>
      <text:p text:style-name="P2">Music:</text:p>
      <text:p text:style-name="P2">Crappy Corporate Background Music</text:p>
      <text:p text:style-name="P2"/>
      <text:p text:style-name="P2"/>
      <text:p text:style-name="P2"/>
      <text:p text:style-name="P2"><text:span text:style-name="T1">- Identification / Description</text:span><text:line-break/><text:span text:style-name="T1">- Need / Want / Users/Market</text:span><text:line-break/><text:span text:style-name="T1">- Innovation</text:span><text:line-break/><text:span text:style-name="T1">- Mechanics/Design</text:span></text:p>
      <text:p text:style-name="P2"><text:span text:style-name="T1"/></text:p>
      <text:p text:style-name="P3"><text:span text:style-name="T1">Introduce ourselves as Block Market, </text:span><text:span text:style-name="T3">we strive to be -Innovative, transparent, excellent, what is our goal</text:span><text:span text:style-name="T1">. </text:span><text:span text:style-name="T3">Here to develop ‘Blockify’ a new productivity application </text:span></text:p>
      <text:p text:style-name="P3"><text:span text:style-name="T1"/></text:p>
      <text:p text:style-name="P10"><text:span text:style-name="T1">What’s the problem on the market?</text:span></text:p>
      <text:p text:style-name="P5"><text:span text:style-name="T1">Talk about the the productivity software market </text:span><text:span text:style-name="T3">worth </text:span><text:span text:style-name="T8">AUD $66.551 billion</text:span><text:span text:style-name="T9">) expected to grow 14% per year up to 2030</text:span><text:span text:style-name="T1">. </text:span><text:span text:style-name="T3">INSERT “That’s a lotta money!” meme</text:span></text:p>
      <text:p text:style-name="P5"><text:span text:style-name="T1"><text:s/>Talk about the problem we face with having so many app variety yet none that does everything we need in one package. Note-taking, organisation, planning, project work. KEPP TO 1 MIN</text:span></text:p>
      <text:p text:style-name="P3"><text:span text:style-name="T1"/></text:p>
      <text:p text:style-name="P3"><text:span text:style-name="T1">What is our solution </text:span><text:span text:style-name="T4">and how we differ from our competitors</text:span><text:span text:style-name="T1">?</text:span></text:p>
      <text:p text:style-name="P6"><text:span text:style-name="T1">Block market plans to enter this market by addressing the nice requirement of having all the productivity features in one app. Solution is a simple, intutive and easy to pick up application without the bells and whistles. </text:span><text:span text:style-name="T2">How are we differing to our competitors?</text:span></text:p>
      <text:p text:style-name="P6"><text:span text:style-name="T2">Talk about what competitors have done. Talk about how our application differs in being the equivalent of a swiss army knife. Any situation or occasion you can switch to the tool you need in a hearbeat. Keep your clutter together! No more having 5 different apps to do a different thing. Have one app to do 5 different things or more!</text:span></text:p>
      <text:p text:style-name="P6"><text:span text:style-name="T2"/></text:p>
      <text:p text:style-name="P9"><text:span text:style-name="T1">Our users….</text:span></text:p>
      <text:p text:style-name="P9"><text:span text:style-name="T1">Our main target are university students. They have trouble organising themselves, too much time spent on studying (or other non-studying activities like crying in a corner). Make it convinient for them and have a all-in-one package to use for all their purposes. Not limited to university students, business individuals, teams can look to use this product just as effectively. Our society is very productivity based.</text:span></text:p>
      <text:p text:style-name="P9"><text:span text:style-name="T1"/></text:p>
      <text:p text:style-name="P7"><text:span text:style-name="T1">Screenshots of the application.</text:span></text:p>
      <text:p text:style-name="P7"><text:span text:style-name="T1">Demo reel of the prototype.</text:span></text:p>
      <text:p text:style-name="P4"><text:span text:style-name="T2">- </text:span><text:span text:style-name="T6">Hardest part of using a new application. Signing up. Blockify is straight forward to sign up and sign in. Email and password. Done</text:span></text:p>
      <text:p text:style-name="P4"><text:span text:style-name="T6">- Blockify design is minimal </text:span><text:span text:style-name="T7">and familiar</text:span><text:span text:style-name="T6">. New users don’t need to </text:span><text:span text:style-name="T7">consult a guide to learn features of the app.</text:span></text:p>
      <text:p text:style-name="P4"><text:span text:style-name="T7">- Navigation is fluid and intuitive. Address the different functions, note taking, calender etc.</text:span></text:p>
      <text:p text:style-name="P4"><text:span text:style-name="T7">- Avoid communication button in demo...</text:span></text:p>
      <text:p text:style-name="P4"><text:span text:style-name="T2"/></text:p>
      <text:p text:style-name="P8"><text:span text:style-name="T1"/></text:p>
      <text:p text:style-name="P8"><text:span text:style-name="T1"/></text:p>
      <text:p text:style-name="P7"><text:span text:style-name="T1"/></text:p>
      <text:p text:style-name="P7"><text:span text:style-name="T1"/></text:p>
      <text:p text:style-name="P7"><text:span text:style-name="T1"/></text:p>
      <text:p text:style-name="P7"><text:soft-page-break/><text:span text:style-name="T1">How will we succeed </text:span><text:span text:style-name="T5">aginst competitors</text:span><text:span text:style-name="T1">?</text:span></text:p>
      <text:p text:style-name="P4"><text:span text:style-name="T1">Make a joke on our competition, how we’ll “</text:span><text:span text:style-name="T4">remove</text:span><text:span text:style-name="T1">” the competition. </text:span><text:span text:style-name="T2">Success lies in avoiding direct competition with competitors and meeting the niche requirement. </text:span><text:span text:style-name="T4">Appeal to our main target users.</text:span><text:span text:style-name="T2"> Competitors are meeting a different need within the market. </text:span></text:p>
      <text:p text:style-name="P7"><text:span text:style-name="T1">Make another joke on playing the long game and waiting for our adversaries to crumble from within…</text:span></text:p>
      <text:p text:style-name="P7"><text:span text:style-name="T1"/></text:p>
      <text:p text:style-name="P7"><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7T18:42:27.715555796</meta:creation-date>
    <dc:date>2022-05-27T20:48:47.014233715</dc:date>
    <meta:editing-duration>PT23M52S</meta:editing-duration>
    <meta:editing-cycles>2</meta:editing-cycles>
    <meta:generator>LibreOffice/7.3.3.2$Linux_X86_64 LibreOffice_project/30$Build-2</meta:generator>
    <meta:document-statistic meta:table-count="0" meta:image-count="0" meta:object-count="0" meta:page-count="2" meta:paragraph-count="26" meta:word-count="449" meta:character-count="2754" meta:non-whitespace-character-count="2328"/>
  </office:meta>
</office:document-meta>
</file>